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24d8" officeooo:paragraph-rsid="001b24d8"/>
    </style:style>
    <style:style style:name="P2" style:family="paragraph" style:parent-style-name="Standard">
      <style:paragraph-properties fo:text-align="justify" style:justify-single-word="false"/>
      <style:text-properties officeooo:rsid="002e5c5d" officeooo:paragraph-rsid="002e5c5d"/>
    </style:style>
    <style:style style:name="P3" style:family="paragraph" style:parent-style-name="Standard">
      <style:paragraph-properties fo:text-align="justify" style:justify-single-word="false"/>
      <style:text-properties officeooo:rsid="002e5c5d" officeooo:paragraph-rsid="00700a4f"/>
    </style:style>
    <style:style style:name="P4" style:family="paragraph" style:parent-style-name="Standard">
      <style:paragraph-properties fo:text-align="justify" style:justify-single-word="false"/>
      <style:text-properties officeooo:rsid="001f98d6" officeooo:paragraph-rsid="001f98d6"/>
    </style:style>
    <style:style style:name="T1" style:family="text">
      <style:text-properties officeooo:rsid="0022089b"/>
    </style:style>
    <style:style style:name="T2" style:family="text">
      <style:text-properties officeooo:rsid="0022966f"/>
    </style:style>
    <style:style style:name="T3" style:family="text">
      <style:text-properties officeooo:rsid="003403c7"/>
    </style:style>
    <style:style style:name="T4" style:family="text">
      <style:text-properties officeooo:rsid="0036cb21"/>
    </style:style>
    <style:style style:name="T5" style:family="text">
      <style:text-properties officeooo:rsid="003e0127"/>
    </style:style>
    <style:style style:name="T6" style:family="text">
      <style:text-properties officeooo:rsid="003e0fa3"/>
    </style:style>
    <style:style style:name="T7" style:family="text">
      <style:text-properties officeooo:rsid="00420f6d"/>
    </style:style>
    <style:style style:name="T8" style:family="text">
      <style:text-properties officeooo:rsid="0046c20d"/>
    </style:style>
    <style:style style:name="T9" style:family="text">
      <style:text-properties officeooo:rsid="00489124"/>
    </style:style>
    <style:style style:name="T10" style:family="text">
      <style:text-properties officeooo:rsid="004c0e03"/>
    </style:style>
    <style:style style:name="T11" style:family="text">
      <style:text-properties officeooo:rsid="004cbc1c"/>
    </style:style>
    <style:style style:name="T12" style:family="text">
      <style:text-properties officeooo:rsid="0054f871"/>
    </style:style>
    <style:style style:name="T13" style:family="text">
      <style:text-properties officeooo:rsid="0058af5e"/>
    </style:style>
    <style:style style:name="T14" style:family="text">
      <style:text-properties officeooo:rsid="0058e674"/>
    </style:style>
    <style:style style:name="T15" style:family="text">
      <style:text-properties officeooo:rsid="005c0287"/>
    </style:style>
    <style:style style:name="T16" style:family="text">
      <style:text-properties officeooo:rsid="0063b960"/>
    </style:style>
    <style:style style:name="T17" style:family="text">
      <style:text-properties officeooo:rsid="0063d593"/>
    </style:style>
    <style:style style:name="T18" style:family="text">
      <style:text-properties fo:language="fr" fo:country="FR" officeooo:rsid="000a33a4"/>
    </style:style>
    <style:style style:name="T19" style:family="text">
      <style:text-properties fo:language="fr" fo:country="FR" officeooo:rsid="0069efb1"/>
    </style:style>
    <style:style style:name="T20" style:family="text">
      <style:text-properties fo:language="fr" fo:country="FR" officeooo:rsid="006bcd0c"/>
    </style:style>
    <style:style style:name="T21" style:family="text">
      <style:text-properties fo:language="fr" fo:country="FR" officeooo:rsid="006d9cad"/>
    </style:style>
    <style:style style:name="T22" style:family="text">
      <style:text-properties fo:language="fr" fo:country="FR" officeooo:rsid="006e333c"/>
    </style:style>
    <style:style style:name="T23" style:family="text">
      <style:text-properties officeooo:rsid="00681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rchitecture de John Von Neumann</text:p>
      <text:p text:style-name="P4">Introduction:</text:p>
      <text:p text:style-name="P4"><text:tab/>Dans les années 1900, John Von Neumann proposent un modèle pour les ordinateurs qui pourrait avoir plus d’avantag<text:span text:style-name="T1">e. </text:span><text:span text:style-name="T2">Son architecture sera plus tard utiliser et modifié par de nombreux système informatique dont nos ordinateurs d’aujourd’hui.</text:span></text:p>
      <text:p text:style-name="P4"/>
      <text:p text:style-name="P2">C’est quoi un modèle d’ordinateur?:</text:p>
      <text:p text:style-name="P2"><text:tab/>C’est une façon d’assembler différent composant d’un ordinateur pour augmenter ou diminuer les performance. <text:span text:style-name="T3">Généralement, ils servent pour uniquement augmenter la puissance d’un ordinateur et aussi la rendre moins compliqué a utiliser. Car avant ce modèle, pour programmer un ordinateur, on devait changer l’entièreté des connections du processeur pour pouvoir faire une certaine t</text:span><text:span text:style-name="T4">â</text:span><text:span text:style-name="T3">che.</text:span></text:p>
      <text:p text:style-name="P2"><text:tab/><text:span text:style-name="T6">L’architecture dont nous traiterions ici est </text:span><text:span text:style-name="T5">composées de </text:span><text:span text:style-name="T6">4 partis distinct.</text:span></text:p>
      <text:p text:style-name="P2"><text:tab/><text:tab/></text:p>
      <text:p text:style-name="P2"><text:tab/><text:tab/><text:span text:style-name="T7">L’UAL:</text:span></text:p>
      <text:p text:style-name="P2"><text:tab/><text:tab/><text:tab/><text:span text:style-name="T7">Elle s’appelle l’unité arithmétique et logique d’où sont pseudonyme UAL.</text:span></text:p>
      <text:p text:style-name="P2"><text:tab/><text:tab/><text:tab/><text:span text:style-name="T7">Le rôle de cette unité sert uniquement à résoudre des opérations logique et <text:tab/><text:tab/><text:tab/>mathématique pour les renvoyer vers </text:span><text:span text:style-name="T8">une autre unité. </text:span><text:span text:style-name="T9">Les performances d’un <text:tab/><text:tab/><text:tab/>ordinateur sont fortement lié à cette unité. </text:span><text:span text:style-name="T10">Donc plus cette unité faits les <text:tab/><text:tab/><text:tab/><text:tab/>équations rapidement, plus l’ordinateur en questions devient puissante. </text:span><text:span text:style-name="T11">Mais <text:tab/><text:tab/><text:tab/>elle n’est pas le seuls facteurs qui affecte les performance. Au contraire on va <text:tab/><text:tab/><text:tab/>voir après les autre composants qui sont liés a elle et qui peuvent tout autant <text:tab/><text:tab/><text:tab/>affecter grandement les performances d’un ordinateur.</text:span></text:p>
      <text:p text:style-name="P2"><text:tab/><text:tab/><text:span text:style-name="T12">L’unité de contrôle:</text:span></text:p>
      <text:p text:style-name="P2"><text:tab/><text:tab/><text:tab/><text:span text:style-name="T12">Cette unité est très importante dans un ordinateur car sans elle rien ne pourras <text:tab/><text:tab/><text:tab/>fonctionner. En effets cette unité sert a contrôler le flux des données qui vient <text:tab/><text:tab/><text:tab/>et qui sort et décide où ces dernière doivent aller. </text:span><text:span text:style-name="T13">Son rôle principale est de <text:tab/><text:tab/><text:tab/>envoyer savoir si les données quels reçoit doivent aller dans l’UAL </text:span><text:span text:style-name="T14">pour être <text:tab/><text:tab/><text:tab/>calculer ou bien </text:span><text:span text:style-name="T16">les </text:span><text:span text:style-name="T14">envoyer directement dans les centre</text:span><text:span text:style-name="T17">s</text:span><text:span text:style-name="T14"> de stockage de <text:tab/><text:tab/><text:tab/><text:tab/>l’ordinateu</text:span><text:span text:style-name="T15">r.</text:span></text:p>
      <text:p text:style-name="P3"><text:tab/><text:tab/> <text:span text:style-name="T23">L</text:span><text:span text:style-name="T18">es diapositives d’entrée et de sortie:</text:span></text:p>
      <text:p text:style-name="P3"><text:span text:style-name="T18"><text:tab/><text:tab/><text:tab/></text:span><text:span text:style-name="T19">Elles sont une choses les plus importante de l’ordinateur car sans elle on peut <text:tab/><text:tab/><text:tab/>tous simplement pas les utiliser. Elles serrent a communiquer avec le monde <text:tab/><text:tab/><text:tab/>extérieur. Généralement, elles se présentent sous la forme de clavier, </text:span><text:span text:style-name="T20">d’écran <text:tab/><text:tab/><text:tab/>et de souris pour la plupart de nous, mais aussi sous forme de caméra, moteur, <text:tab/><text:tab/><text:tab/></text:span><text:span text:style-name="T21">capteu</text:span><text:span text:style-name="T22">r</text:span><text:span text:style-name="T20">, microphone ou tout simplement, tous ce que le monde physique <text:tab/><text:tab/><text:tab/><text:tab/>puissent interagir avec et qui envoie des donnés </text:span><text:span text:style-name="T21">à l’</text:span><text:span text:style-name="T20">ordinateur.</text:span></text:p>
      <text:p text:style-name="P3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7:26:10.096000000</meta:creation-date>
    <dc:date>2022-02-12T13:15:56.255000000</dc:date>
    <meta:editing-duration>PT4H18M13S</meta:editing-duration>
    <meta:editing-cycles>6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4" meta:word-count="354" meta:character-count="2370" meta:non-whitespace-character-count="1954"/>
  </office:meta>
</office:document-meta>
</file>